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a60" officeooo:paragraph-rsid="0006ca60"/>
    </style:style>
    <style:style style:name="P2" style:family="paragraph" style:parent-style-name="Standard">
      <style:text-properties officeooo:paragraph-rsid="0006ca60"/>
    </style:style>
    <style:style style:name="P3" style:family="paragraph" style:parent-style-name="Standard">
      <style:text-properties officeooo:rsid="0006d483" officeooo:paragraph-rsid="0006d483"/>
    </style:style>
    <style:style style:name="P4" style:family="paragraph" style:parent-style-name="Standard">
      <style:text-properties officeooo:rsid="00072ba4" officeooo:paragraph-rsid="00072ba4"/>
    </style:style>
    <style:style style:name="P5" style:family="paragraph" style:parent-style-name="Standard">
      <style:text-properties officeooo:rsid="000752df" officeooo:paragraph-rsid="000752df"/>
    </style:style>
    <style:style style:name="P6" style:family="paragraph" style:parent-style-name="Standard">
      <style:text-properties officeooo:rsid="000906ca" officeooo:paragraph-rsid="000906ca"/>
    </style:style>
    <style:style style:name="T1" style:family="text">
      <style:text-properties officeooo:rsid="0006ca60"/>
    </style:style>
    <style:style style:name="T2" style:family="text">
      <style:text-properties officeooo:rsid="000a9a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 - </text:span>SELECT MAX(SALARY) FROM hr.employees;</text:p>
      <text:p text:style-name="Standard"/>
      <text:p text:style-name="Standard"><text:span text:style-name="T1">2- </text:span>SELECT <text:s/><text:span text:style-name="T1">JOB_ID</text:span>, MAX(SALARY) – MIN(SALARY) FROM hr.employees;</text:p>
      <text:p text:style-name="Standard"/>
      <text:p text:style-name="P2"><text:span text:style-name="T1">3 - </text:span>SELECT <text:s/>JOB_ID, AVG(SALARY) AS 'averagesalary' FROM hr.employees GROUP BY JOB_ID ORDER BY `averagesalary` DESC;</text:p>
      <text:p text:style-name="P2"/>
      <text:p text:style-name="P1">4 - SELECT SUM(SALARY) from hr.employees;</text:p>
      <text:p text:style-name="P1"/>
      <text:p text:style-name="P1">5 - SELECT ROUND(MIN(SALARY), 2) AS MINSALARY, ROUND(MAX(SALARY), 2) AS MAXSALARY, ROUND(SUM(SALARY), 2) AS SUMSALARY, ROUND(AVG(SALARY), 2) AS AVERAGESALARY from hr.employees;</text:p>
      <text:p text:style-name="P1"/>
      <text:p text:style-name="P3">6- SELECT JOB_ID, count(*) AS 'programadores' from hr.employees WHERE JOB_ID = 'IT_PROG';</text:p>
      <text:p text:style-name="P3"/>
      <text:p text:style-name="P4">7 - SELECT JOB_ID, ROUND(SUM(SALARY)) FROM hr.employees GROUP BY JOB_ID;</text:p>
      <text:p text:style-name="P4"/>
      <text:p text:style-name="P5">8 - SELECT JOB_ID, SUM(SALARY) AS totalSalary FROM hr.employees GROUP BY JOB_ID HAVING JOB_ID = 'IT_PROG';</text:p>
      <text:p text:style-name="P5"/>
      <text:p text:style-name="P5">9 - SELECT JOB_ID, AVG(SALARY) AS averageSalary FROM hr.employees WHERE JOB_ID &lt;&gt; 'IT_PROG' GROUP BY JOB_ID ORDER BY averageSalary DESC;</text:p>
      <text:p text:style-name="P5"/>
      <text:p text:style-name="P6">10 - SELECT department_id, <text:s/>AVG(salary) AS ‘averageSalary’, COUNT(*) ‘employes’ FROM hr.employees GROUP BY department_id HAVING ‘employes’ &gt; 10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11:23:56.036092141</meta:creation-date>
    <dc:date>2022-05-31T14:52:53.741182438</dc:date>
    <meta:editing-duration>PT37M57S</meta:editing-duration>
    <meta:editing-cycles>1</meta:editing-cycles>
    <meta:document-statistic meta:table-count="0" meta:image-count="0" meta:object-count="0" meta:page-count="1" meta:paragraph-count="10" meta:word-count="132" meta:character-count="983" meta:non-whitespace-character-count="857"/>
    <meta:generator>LibreOffice/7.3.1.3$Linux_X86_64 LibreOffice_project/30$Build-3</meta:generator>
  </office:meta>
</office:document-meta>
</file>